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fa49" officeooo:paragraph-rsid="000bfa49"/>
    </style:style>
    <style:style style:name="P2" style:family="paragraph" style:parent-style-name="Standard">
      <style:paragraph-properties fo:line-height="200%" fo:text-align="justify" style:justify-single-word="false"/>
      <style:text-properties style:font-name="Droid Serif" fo:font-size="11pt" officeooo:rsid="000bfa49" officeooo:paragraph-rsid="000cc302" style:font-size-asian="11pt" style:font-size-complex="11pt"/>
    </style:style>
    <style:style style:name="P3" style:family="paragraph" style:parent-style-name="Standard">
      <style:paragraph-properties fo:line-height="200%" fo:text-align="justify" style:justify-single-word="false"/>
      <style:text-properties style:font-name="Droid Serif" fo:font-size="11pt" officeooo:paragraph-rsid="000cc302" style:font-size-asian="11pt" style:font-size-complex="11pt"/>
    </style:style>
    <style:style style:name="P4" style:family="paragraph" style:parent-style-name="Standard">
      <style:paragraph-properties fo:line-height="200%" fo:text-align="justify" style:justify-single-word="false"/>
      <style:text-properties style:font-name="Droid Serif" fo:font-size="11pt" style:text-underline-style="none" fo:font-weight="bold" officeooo:paragraph-rsid="000cc302" style:font-size-asian="11pt" style:font-weight-asian="bold" style:font-size-complex="11pt" style:font-weight-complex="bold"/>
    </style:style>
    <style:style style:name="P5" style:family="paragraph" style:parent-style-name="Standard">
      <style:paragraph-properties fo:line-height="200%" fo:text-align="justify" style:justify-single-word="false"/>
      <style:text-properties style:font-name="Droid Serif" fo:font-size="11pt" officeooo:paragraph-rsid="000cc302"/>
    </style:style>
    <style:style style:name="P6" style:family="paragraph" style:parent-style-name="Standard">
      <style:paragraph-properties fo:line-height="200%" fo:text-align="justify" style:justify-single-word="false"/>
      <style:text-properties style:font-name="Droid Serif" fo:font-size="11pt" fo:font-weight="bold" officeooo:paragraph-rsid="000cc302" style:font-size-asian="11pt" style:font-weight-asian="bold" style:font-size-complex="11pt" style:font-weight-complex="bold"/>
    </style:style>
    <style:style style:name="P7" style:family="paragraph" style:parent-style-name="Standard">
      <style:paragraph-properties fo:line-height="200%" fo:text-align="justify" style:justify-single-word="false"/>
      <style:text-properties style:font-name="Droid Serif" fo:font-size="11pt" officeooo:paragraph-rsid="000cc302" style:font-size-asian="11pt" style:font-size-complex="11pt"/>
    </style:style>
    <style:style style:name="P8" style:family="paragraph" style:parent-style-name="Standard">
      <style:paragraph-properties fo:margin-top="0.1665in" fo:margin-bottom="0.1665in" loext:contextual-spacing="false" fo:line-height="200%" fo:text-align="justify" style:justify-single-word="false"/>
      <style:text-properties style:font-name="Droid Serif" fo:font-size="11pt" officeooo:paragraph-rsid="0013b5b6" style:font-size-asian="11pt" style:font-size-complex="11pt"/>
    </style:style>
    <style:style style:name="P9" style:family="paragraph" style:parent-style-name="Standard">
      <style:paragraph-properties fo:margin-top="0.1665in" fo:margin-bottom="0.1665in" loext:contextual-spacing="false" fo:text-align="justify" style:justify-single-word="false"/>
      <style:text-properties officeooo:paragraph-rsid="0013b5b6"/>
    </style:style>
    <style:style style:name="P10" style:family="paragraph" style:parent-style-name="Standard">
      <style:paragraph-properties fo:margin-top="0in" fo:margin-bottom="0.1665in" loext:contextual-spacing="false" fo:text-align="justify" style:justify-single-word="false"/>
      <style:text-properties officeooo:paragraph-rsid="0013b5b6"/>
    </style:style>
    <style:style style:name="T1" style:family="text">
      <style:text-properties fo:font-weight="bold" style:font-weight-asian="bold" style:font-weight-complex="bold"/>
    </style:style>
    <style:style style:name="T2" style:family="text">
      <style:text-properties fo:font-weight="bold" style:font-size-asian="11pt" style:font-weight-asian="bold" style:font-size-complex="11pt"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style:font-size-asian="11pt" style:font-style-asian="italic" style:font-weight-asian="bold" style:font-size-complex="11pt" style:font-style-complex="italic" style:font-weight-complex="bold"/>
    </style:style>
    <style:style style:name="T5" style:family="text">
      <style:text-properties fo:font-style="italic" style:font-style-asian="italic" style:font-style-complex="italic"/>
    </style:style>
    <style:style style:name="T6" style:family="text">
      <style:text-properties style:font-size-asian="11pt" style:font-size-complex="11pt"/>
    </style:style>
    <style:style style:name="T7" style:family="text">
      <style:text-properties officeooo:rsid="001d84bd" style:font-size-asian="11pt" style:font-size-complex="11pt"/>
    </style:style>
    <style:style style:name="T8" style:family="text">
      <style:text-properties fo:font-variant="normal" fo:text-transform="none" fo:color="#000000" fo:letter-spacing="normal" fo:font-style="normal" fo:font-weight="normal"/>
    </style:style>
    <style:style style:name="T9" style:family="text">
      <style:text-properties officeooo:rsid="000f2538"/>
    </style:style>
    <style:style style:name="T10" style:family="text">
      <style:text-properties style:font-name="Calibri" fo:font-weight="bold" style:font-weight-asian="bold" style:font-name-complex="Calibri1" style:font-size-complex="12pt"/>
    </style:style>
    <style:style style:name="T11" style:family="text">
      <style:text-properties style:font-name="Calibri" style:font-name-complex="Calibri1" style:font-size-complex="12pt"/>
    </style:style>
    <style:style style:name="T12" style:family="text">
      <style:text-properties style:font-name="Calibri" fo:font-style="italic" fo:font-weight="bold" style:font-style-asian="italic" style:font-weight-asian="bold" style:font-name-complex="Calibri1" style:font-size-complex="12pt"/>
    </style:style>
    <style:style style:name="T13" style:family="text">
      <style:text-properties style:text-position="super 58%" style:font-name="Calibri" style:font-name-complex="Calibri1"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gure 1 – Antibiotic treatment timeline and <text:span text:style-name="T9">CFU + toxin (2 y-axes)</text:span></text:p>
      <text:p text:style-name="P1"/>
      <text:p text:style-name="P1">Figure 2 – Community structure is altered bt abx (ordination and bar charts)</text:p>
      <text:p text:style-name="P1"/>
      <text:p text:style-name="P1">Figure 3 – Machine learning differentiates communities (some abundances change after C. diff colonization)</text:p>
      <text:p text:style-name="P1"/>
      <text:p text:style-name="P1">Figure 4 – C. difficile colonization changes the metatranscriptome (Pathway bins?)</text:p>
      <text:p text:style-name="P1"/>
      <text:p text:style-name="P1">Figure 5 – Specific type/types of metabolism is changed (indicating niche segregation)</text:p>
      <text:p text:style-name="P1"/>
      <text:p text:style-name="P1">Figure 6 – Some unique way of integrating data types (secondary selling point, correlation analysis?)</text:p>
      <text:p text:style-name="P1"/>
      <text:p text:style-name="P1"/>
      <text:p text:style-name="P4">Materials and Methods</text:p>
      <text:p text:style-name="P3"><text:span text:style-name="T1">Animal care, antibiotic administration, </text:span><text:span text:style-name="T3">C. difficile </text:span><text:span text:style-name="T1">infection, and necropsy.</text:span> <text:s/>Six-to-eight week-old specific pathogen free (SPF) C57BL/6 mice were obtained from a single breeding colony maintained at the University of Michigan for all experiments. All animal protocols were approved by the University Committee on Use and Care of Animals at the University of Michigan and carried out in accordance with the approved guidelines. Six-to-eight week-old germfree C57BL/6 mice were obtained from a single breeding colony maintained at the University of Michigan for all experiments. All animal protocols were approved by the University Committee on Use and Care of Animals at the University of Michigan and carried out in accordance with the approved guidelines.</text:p>
      <text:p text:style-name="P3"><text:tab/>Specified SPF animals were administered one of three antibiotics; <text:s/>Cefoperazone, Streptomycin, or Clindamycin (Table 1). Cefoperazone (0.5 mg/ml) and Streptomycin (5.0 mg/ml) were both administered in the drinking water for 5 days with 2 days recovery with untreated drinking water prior to infection. <text:s/>Clindamycin (10 mg/kg) was given via intraperitoneal injection 24 hours before time of infection.</text:p>
      <text:p text:style-name="P3"><text:tab/><text:span text:style-name="T5">C. difficile</text:span> strain 630 spores were prepared from a single large batch whose concentration was determined a week prior to challenge for all experiments (27). <text:s/>On the day of challenge, 1x10^3 <text:span text:style-name="T5">C. difficile</text:span> spores were administered to mice via oral gavage in <text:soft-page-break/>phosphate-buffered saline (PBS). Subsequent quantitative plating for CFU was performed to ensure correct dosage.</text:p>
      <text:p text:style-name="P3"><text:tab/>18 hours following infection, mice were euthanized by carbon dioxide asphyxiation. <text:s/>Necropsy was then performed and cecal content was split into three small aliquots (~100 μl). <text:s/>Two were flash frozen immediately for later DNA extraction and toxin titer analysis respectively. <text:s/>The third aliquot was quickly moved to an anaerobic chamber for CFU quantification. <text:s/>The remaining content in the ceca (~1 ml) was emptied into a stainless steel mortar in a dry ice/ethanol bath using 1 ml of sterile PBS. <text:s/>This process was repeated for each mouse within a treatment group to pool content into a single large sample (9 mice across 3 cages) to compensate for cage effects as much as possible while maximizing sequencing depth. <text:s/>The content was then finely ground and stored at -80 C for subsequent RNA extraction.</text:p>
      <text:p text:style-name="P3"/>
      <text:p text:style-name="P5"><text:span text:style-name="T4">C. difficile</text:span><text:span text:style-name="T2"> cultivation and quantification. </text:span><text:span text:style-name="T6"><text:s/>Differential plating was performed to quantify both C. difficile spores and vegetative cells respectively. <text:s/>Cecal samples were weighed and serially diluted under anaerobic conditions (6% H, 20% CO</text:span><text:span text:style-name="T7">2</text:span><text:span text:style-name="T6">, 74% N</text:span><text:span text:style-name="T7">2</text:span><text:span text:style-name="T6">) with anaerobic PBS. <text:s/>Samples were plated on CCFAE plates (fructose agar plus cycloserine, cefoxitin, and erythromycin) and counted for CFU after 24 hours of anaerobic growth at 37° C (Buggy). <text:s/>It is important to note that the germination agent taurocholate was omitted from these plates in order to only quantify vegetative cells. <text:s/>Undiluted samples with then heated at 60 C for 30 minutes in order to eliminate vegetative cells and leave only spores (Sorg). <text:s/>These samples were then serially diluted under anaerobic conditions in anaerobic PBS and plated on TCCFAE (CCFAE plus taurocholate). <text:s/>Plating was simultaneously done for heated samples on CCFAE to ensure all vegetative cells had been eliminated. <text:s/>After 24 hours of anaerobic incubation at 37° C CFUs from spores were quantified. <text:s/></text:span></text:p>
      <text:p text:style-name="P3"/>
      <text:p text:style-name="P3"><text:soft-page-break/><text:span text:style-name="T3">C. difficile</text:span><text:span text:style-name="T1"> Toxin Assay</text:span> <text:s/>Vero cell rounding assay was performed on mouse cecal content as previously described (Leslie, 2014). <text:s/>C<text:span text:style-name="T8">ells were grown to a confluent monolayer in DMEM, supplemented with 10% heat-inactivated fetal bovine serum and 1% penicillin-streptomycin . <text:s/>The cells then were transferred to a conical tube and spun at 1,000 rpm for 5 minutes to pellet the cells. 1 × 10^5 cells were seeded in each well of a 96-well plate and incubated for 4 hours. Filtered cecal content was serially diluted 1:10 in ×1 PBS. Control wells were given a volume of either a 1:25 dilution of anti-toxin serum. <text:s/>Following the incubation, samples were added to the Vero cells and the plate was incubated overnight at 37° C. <text:s/>Plates were viewed after 24 hours at ×10 magnification for cell rounding. <text:s/>The cytotoxic titer was defined as the reciprocal of the highest dilution that produced rounding in 80% of the cells. <text:s text:c="2"/>A detailed protocol with product information can be found at ______.</text:span></text:p>
      <text:p text:style-name="P3"/>
      <text:p text:style-name="P3"><text:span text:style-name="T1">DNA extraction, library preparation, and sequencing.</text:span> <text:s/>Total bacterial DNA was extracted from a cecal sample per mouse following necropsy using the MOBIO PowerSoil-htp 96-well soil DNA isolation kit. <text:s/>Amplicon libraries of the V4 region within the 16S rRNA gene were generated and sequenced using an Illumina MiSeq as previously described (Kozich). <text:s/>Metagenomic libraries were created from extracted, pooled genomic DNA with treatment group using a customized Nextera XT genomic library construction protocol (Illumina) as described in (Kozich). <text:s/>Sequencing for these libraries was performed on an Illumina HiSeq 2500 with a 2x250 bp read length on the High Output setting.</text:p>
      <text:p text:style-name="P3"/>
      <text:p text:style-name="P3"><text:span text:style-name="T1">RNA extraction, library preparation, and sequencing.</text:span> <text:s/>This procedure was adapted from a protocol that can be found here (). <text:s/>3 ml of lysis buffer (2% SDS, 16 mM EDTA and 200 mM NaCl) contained in a 50 ml polypropylene conical tube was first heated for 5 minutes in a <text:s/>boiling water bath. <text:s/>The hot lysis buffer was added to the frozen and ground cecal content. <text:s/>The mixture was boiled with periodic vortexing for another 5 minutes. <text:s/><text:soft-page-break/>After boiling, an equal volume of 37° C acid phenol/chloroform was added to the cecal content lysate and incubated at 37° C for 10 minutes with periodic vortexing. <text:s/>The mixture was the centrifuged at 2,500 g at 4° C for 15 minutes. <text:s/></text:p>
      <text:p text:style-name="P3"><text:tab/>The aqueous phase was then transferred to a sterile tube and an equal volume of acid phenol/chloroform was added. <text:s/>This mixture was vortexed and centrifuged at 2,500 g at 4° for 5 minutes. <text:s/>The process was repeated until aqueous phase was clear. <text:s/>The last extraction was performed with chloroform/isoamyl alcohol to remove acid phenol. <text:s/>An equal volume of isopropanol was added and the extracted nucleic acid was incubated overnight at -20° C. <text:s/>The following day the sample was centrifuged at 12000 g at 4° C for 45 minutes. <text:s/>The pellet was washed with 0° C 100% ethanol and resuspended in 200 μl of RNase-free water. <text:s/></text:p>
      <text:p text:style-name="P3"><text:tab/>Following the manufacterer's protocol, samples were then treated with 2 μl of Turbo Dnase for 30 minutes. <text:s/>RNA samples were retrieved using the Zymo Quick-RNA MiniPrep according the manufacterer's protocol. <text:s/>Completion of the reaction was assessed using PCR for the V6 region of the 16S rRNA gene (Kozich). <text:s/>Quality and integrity of RNA was assessed using the <text:s/>Agilent RNA 6000 Nano kit for Total Prokaryotic RNA. <text:s/>The Ribo-Zero Gold rRNA Removal Kit (Epidemiology) was then used to deplete Prokaryotic and Eukaryotic rRNA from the samples according the manufacterer's protocol. <text:s/></text:p>
      <text:p text:style-name="P3"><text:tab/>Prior to library construction, quality and integrity as measured again using the Agilent RNA 6000 Pico Kit and RNA-Seq libraries were made constructed using the TruSeq RNA Library Preparation Kit v2. <text:s/>2x50 bp sequencing was finally performed using an Illumina HiSeq 2500. <text:s/>A more detailed protocol for this entire procedure can be found in Supplementary Material.</text:p>
      <text:p text:style-name="P3"><text:span text:style-name="T1">Sequence curation.</text:span> <text:s/>16S rRNA gene amplicon sequences were curated using mothur (v.1.37) as previously described (29, 30). Very briefly, sequences were binned into operational taxonomic units (OTUs) using a 3% dissimilarity cutoff. <text:s/>Taxonomic assignments were determined by using a naive Bayesian classifier with the Ribosomal <text:soft-page-break/>Database Project (RDP) training set (version 10)requiring an 80% bootstrap confidence score (31). In parallel a mock community of known 16S rRNA gene regions was sequenced. Analysis of the this data indicated that the error rate following our curation procedure was &gt;0.02%.</text:p>
      <text:p text:style-name="P3"><text:tab/>Curation of metagenomic and metatranscriptomic raw sequencing reads was performed in a two step process. <text:s/>Residual 5’ and 3’ Illumina adapter sequences were trimmed using CutAdapt on a per library basis. <text:s/>Reads were quality trimmed based with a minimum Q-score of 25 using Sickle.</text:p>
      <text:p text:style-name="P3"><text:tab/>Metatranscriptomic reads were further curated by screening out contaminating sequence including remaining reads from bacterial rRNA, mouse (mus musculus) exome, and C. difficile str. 630 (when necessary). <text:s/>This was accomplished using Bowtie2 short read aligner using the 1 allowed mismatch setting and the corresponding reference (accession numbers for references).</text:p>
      <text:p text:style-name="P3"><text:tab/>Further details are in the detailed dry-lab protocol, located in the Github Project Repository.</text:p>
      <text:p text:style-name="P3"><text:span text:style-name="T1">Metagenomic Assembly, <text:s/>gene calling, and annotation.</text:span> <text:s/>High-quality reads were assembled using Megahit with the recommended settings (ref). <text:s/>Short contigs were removed (&lt;250 bp) and potential genes were called using Prodigal on the default settings (ref) and short genes were removed from the dataset (&lt;250 bp or &lt;80 aa). <text:s/>Remaining genes were then annotated against the KEGG non-redundant bacterial protein database</text:p>
      <text:p text:style-name="P3"/>
      <text:p text:style-name="P3"><text:span text:style-name="T1">Read Mapping and normalization.</text:span> <text:s/>Read mapping for downstream analysis was performed using Bowtie2 and the default stringent settings (0 mismatches). <text:s/>The resulting SAM files were then screened for PCR and optical duplicates using the markDuplicates function within Picard. <text:s/>The remaining mappings were converted to idxstats format using Samtools and the read counts per gene were tabulated. <text:s/>Read counts were pooled with discordant pair mappings and counts were then normalized to <text:soft-page-break/>read length and gene length. <text:s/>Normalized metatranscriptomic read counts underwent an additional step by normalizing to metagenomic coverage (DNA read count) on a per gene basis. <text:s/>Transcriptomic datasets were subsampled respective to 90% of reads in the sample with the fewest reads mapping to the genome of <text:span text:style-name="T5">C. difficile</text:span> str. 630 (subsampling citation).</text:p>
      <text:p text:style-name="P3"><text:span text:style-name="T1">Bipartite Metabolic Modeling. <text:s/></text:span>Models were constructed using KEGG ortholog gene annotations. <text:s/></text:p>
      <text:p text:style-name="P3">All these methods have been written into a software package named BigSmall available in a public Github repository at https://github.com/mjenior/bigsmall.</text:p>
      <text:p text:style-name="P3"><text:span text:style-name="T1">Measuring Significance with Transcript Abundance Randomization. <text:s/></text:span>As replicates of <text:span text:style-name="T5">in vivo</text:span> transcriptomes was not feasible, we sought to apply network randomization to distinguish metabolite signal from that derived from random chance. <text:s/>With this in mind we took an iterative approach of randomizing assignment of transcript abundance to enzyme nodes and recalculating metabolite importances. <text:s/>Each compound node accumulated a distribution of importance scores that were then used to calculate a confidence interval of random noise. <text:s/>Scores from measures values were then compared against these ranges to assess likelihood of being real signal.</text:p>
      <text:p text:style-name="P3"/>
      <text:p text:style-name="P10"><text:span text:style-name="T10">Sample Accessioning:</text:span><text:span text:style-name="T11"> <text:s/>Following receipt, samples were inventoried and immediately stored at -80</text:span><text:span text:style-name="T13">o</text:span><text:span text:style-name="T11">C. <text:s/>Each sample received was accessioned into the Metabolon LIMS system and was assigned by the LIMS a unique identifier that was associated with the original source identifier only. <text:s/>This identifier was used to track all sample handling, tasks, results, etc. <text:s/>The samples (and all derived aliquots) were tracked by the LIMS system. <text:s/>All portions of any sample were automatically assigned their own unique identifiers by the LIMS when a new task was created; the relationship of these samples was also tracked. <text:s/>All samples were maintained at -80</text:span><text:span text:style-name="T13">o</text:span><text:span text:style-name="T11">C until processed.</text:span></text:p>
      <text:p text:style-name="P9"><text:span text:style-name="T10">Sample Preparation:</text:span><text:span text:style-name="T12"> <text:s/></text:span><text:span text:style-name="T11">Samples were prepared using the automated MicroLab STAR® system from Hamilton Company. <text:s/>Several recovery standards were added prior to the first step in the extraction process for QC purposes. <text:s/>To remove protein, dissociate small molecules bound to protein or trapped in the precipitated protein matrix, and to recover chemically diverse metabolites, proteins were precipitated with methanol under vigorous shaking for 2 min (Glen Mills GenoGrinder 2000) followed by centrifugation. <text:s/>The resulting extract was divided into five fractions: two for analysis by two </text:span><text:soft-page-break/><text:span text:style-name="T11">separate reverse phase (RP)/UPLC-MS/MS methods with positive ion mode electrospray ionization (ESI), one for analysis by RP/UPLC-MS/MS with negative ion mode ESI, one for analysis by HILIC/UPLC-MS/MS with negative ion mode ESI, and one sample was reserved for backup. Samples were placed briefly on a TurboVap® (Zymark) to remove the organic solvent. <text:s/>The sample extracts were stored overnight under nitrogen before preparation for analysis. <text:s/></text:span></text:p>
      <text:p text:style-name="P8"><text:span text:style-name="T10">QA/QC: <text:s/></text:span><text:span text:style-name="T11">Several types of controls were analyzed in concert with the experimental samples: a pooled matrix sample generated by taking a small volume of each experimental sample (or alternatively, use of a pool of well-characterized human plasma) served as a technical replicate throughout the data set; extracted water samples served as process blanks; and a cocktail of QC standards that were carefully chosen not to interfere with the measurement of endogenous compounds were spiked into every analyzed sample, allowed instrument performance monitoring and aided chromatographic alignment. <text:s/>Tables 1 and 2 describe these QC samples and standards. <text:s/>Instrument variability was determined by calculating the median relative standard deviation (RSD) for the standards that were added to each sample prior to injection into the mass spectrometers. <text:s/>Overall process variability was determined by calculating the median RSD for all endogenous metabolites (i.e., non-instrument standards) present in 100% of the pooled matrix samples. <text:s/>Experimental samples were randomized across the platform run with QC samples spaced evenly among the injections, as outlined in Figure 1.</text:span></text:p>
      <text:p text:style-name="P3"/>
      <text:p text:style-name="P3"/>
      <text:p text:style-name="P6">Acknowledgments</text:p>
      <text:p text:style-name="P3">The authors would like to acknowledge members of the Young laboratory, Germfree Center, UM sequencing core, and UM metabolomics core.</text:p>
      <text:p text:style-name="P3"/>
      <text:p text:style-name="P6">Conflict of Interest</text:p>
      <text:p text:style-name="P3">The authors declare no conflict of interest.</text:p>
      <text:p text:style-name="P3"/>
      <text:p text:style-name="P6">References</text:p>
      <text:p text:style-name="P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20T15:04:38.579800739</meta:creation-date>
    <meta:generator>LibreOffice/5.1.4.2$Linux_X86_64 LibreOffice_project/10m0$Build-2</meta:generator>
    <dc:date>2016-12-12T16:33:56.886692815</dc:date>
    <meta:editing-duration>PT2H45M20S</meta:editing-duration>
    <meta:editing-cycles>3</meta:editing-cycles>
    <meta:document-statistic meta:table-count="0" meta:image-count="0" meta:object-count="0" meta:page-count="7" meta:paragraph-count="36" meta:word-count="2171" meta:character-count="14359" meta:non-whitespace-character-count="12111"/>
  </office:meta>
</office:document-meta>
</file>